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Kreon1" svg:font-family="Kreon"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color="#333333" style:font-name="Kreon" fo:font-size="10pt" fo:language="fr" fo:country="FR" style:font-size-asian="10pt" style:font-size-complex="10pt"/>
    </style:style>
    <style:style style:name="P2" style:family="paragraph" style:parent-style-name="Standard">
      <style:text-properties fo:color="#333333" style:font-name="Kreon" fo:font-size="14pt" fo:language="fr" fo:country="FR" fo:font-weight="bold" style:font-size-asian="14pt" style:font-weight-asian="bold" style:font-size-complex="14pt" style:font-weight-complex="bold"/>
    </style:style>
    <style:style style:name="P3" style:family="paragraph" style:parent-style-name="Standard">
      <style:paragraph-properties fo:line-height="115%"/>
      <style:text-properties fo:color="#333333" style:font-name="Kreon" fo:font-size="14pt" fo:language="fr" fo:country="FR" fo:font-weight="bold" style:font-size-asian="14pt" style:font-weight-asian="bold" style:font-size-complex="14pt" style:font-weight-complex="bold"/>
    </style:style>
    <style:style style:name="P4" style:family="paragraph" style:parent-style-name="Standard">
      <style:paragraph-properties fo:line-height="115%" fo:text-align="justify" style:justify-single-word="false"/>
      <style:text-properties fo:color="#333333" style:font-name="Kreon" fo:font-size="14pt" fo:language="fr" fo:country="FR" fo:font-weight="bold" style:font-size-asian="14pt" style:font-weight-asian="bold" style:font-size-complex="14pt" style:font-weight-complex="bold"/>
    </style:style>
    <style:style style:name="P5" style:family="paragraph" style:parent-style-name="Standard">
      <style:paragraph-properties fo:line-height="115%"/>
      <style:text-properties fo:color="#333333" style:font-name="Kreon" fo:font-size="14pt" fo:language="fr" fo:country="FR" style:font-size-asian="14pt" style:font-size-complex="14pt"/>
    </style:style>
    <style:style style:name="P6" style:family="paragraph" style:parent-style-name="Standard">
      <style:text-properties fo:color="#333333" style:font-name="Kreon" fo:font-size="13pt" fo:language="fr" fo:country="FR" style:font-size-asian="13pt" style:font-size-complex="13pt"/>
    </style:style>
    <style:style style:name="P7" style:family="paragraph" style:parent-style-name="Standard">
      <style:paragraph-properties fo:line-height="115%"/>
      <style:text-properties fo:color="#333333" style:font-name="Kreon" fo:font-size="13pt" fo:language="fr" fo:country="FR" style:font-size-asian="13pt" style:font-size-complex="13pt"/>
    </style:style>
    <style:style style:name="P8" style:family="paragraph" style:parent-style-name="Standard">
      <style:paragraph-properties fo:line-height="115%" fo:text-align="justify" style:justify-single-word="false"/>
      <style:text-properties fo:color="#333333" style:font-name="Kreon" fo:font-size="13pt" fo:language="fr" fo:country="FR" style:font-size-asian="13pt" style:font-size-complex="13pt"/>
    </style:style>
    <style:style style:name="P9" style:family="paragraph" style:parent-style-name="Standard">
      <style:paragraph-properties fo:line-height="115%" fo:text-align="justify" style:justify-single-word="false"/>
    </style:style>
    <style:style style:name="P10" style:family="paragraph" style:parent-style-name="Standard">
      <style:paragraph-properties fo:line-height="115%"/>
      <style:text-properties fo:font-size="13pt" fo:language="fr" fo:country="FR" style:font-size-asian="13pt" style:font-size-complex="13pt"/>
    </style:style>
    <style:style style:name="P11" style:family="paragraph" style:parent-style-name="Standard">
      <style:paragraph-properties fo:margin-top="0in" fo:margin-bottom="0in" loext:contextual-spacing="false" fo:line-height="150%" fo:text-align="justify" style:justify-single-word="false"/>
    </style:style>
    <style:style style:name="P12" style:family="paragraph" style:parent-style-name="Footer_20_left">
      <style:paragraph-properties fo:text-align="center" style:justify-single-word="false"/>
      <style:text-properties fo:color="#333333" style:font-name="Kreon1" officeooo:rsid="00298f1a" officeooo:paragraph-rsid="00298f1a"/>
    </style:style>
    <style:style style:name="P13" style:family="paragraph" style:parent-style-name="Standard" style:master-page-name="First_20_Page">
      <style:paragraph-properties fo:text-align="center" style:justify-single-word="false" style:page-number="5" fo:break-before="auto" fo:break-after="auto"/>
      <style:text-properties fo:color="#333333" style:font-name="Kreon" fo:font-size="26pt" fo:language="fr" fo:country="FR" fo:font-weight="bold" style:font-size-asian="26pt" style:font-weight-asian="bold" style:font-size-complex="26pt" style:font-weight-complex="bold"/>
    </style:style>
    <style:style style:name="P14" style:family="paragraph" style:parent-style-name="Standard" style:list-style-name="L1">
      <style:paragraph-properties fo:margin-top="0in" fo:margin-bottom="0in" loext:contextual-spacing="false" fo:line-height="150%" fo:text-align="justify" style:justify-single-word="false"/>
      <style:text-properties fo:color="#333333" style:font-name="Kreon" fo:font-size="13pt" fo:language="fr" fo:country="FR" style:font-size-asian="13pt" style:font-size-complex="13pt"/>
    </style:style>
    <style:style style:name="P15" style:family="paragraph">
      <style:paragraph-properties fo:text-align="center"/>
      <style:text-properties fo:color="#333333"/>
    </style:style>
    <style:style style:name="P16" style:family="paragraph">
      <loext:graphic-properties draw:fill="none" draw:fill-color="#ffffff"/>
      <style:paragraph-properties fo:text-align="center"/>
      <style:text-properties fo:color="#333333" style:font-name="Kreon1" fo:font-size="12pt" style:font-name-complex="Kreon1"/>
    </style:style>
    <style:style style:name="P1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333333" fo:hyphenate="false"/>
    </style:style>
    <style:style style:name="P1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333333" style:font-name="Kreon1" fo:font-size="11pt" style:font-size-asian="11pt" style:font-name-complex="Kreon1" style:font-size-complex="11pt" fo:hyphenate="false"/>
    </style:style>
    <style:style style:name="P19" style:family="paragraph">
      <style:paragraph-properties fo:text-align="center"/>
      <style:text-properties fo:color="#202122"/>
    </style:style>
    <style:style style:name="P20" style:family="paragraph">
      <loext:graphic-properties draw:fill="none" draw:fill-color="#ffffff"/>
      <style:paragraph-properties fo:text-align="center"/>
      <style:text-properties fo:color="#202122" style:font-name="Kreon1" fo:font-size="12pt" style:font-name-complex="Kreon1"/>
    </style:style>
    <style:style style:name="P21"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fo:hyphenate="false"/>
    </style:style>
    <style:style style:name="P2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1" fo:font-size="11pt" style:font-size-asian="11pt" style:font-name-complex="Kreon1" style:font-size-complex="11pt" fo:hyphenate="false"/>
    </style:style>
    <style:style style:name="P23" style:family="paragraph">
      <style:paragraph-properties fo:text-align="center"/>
    </style:style>
    <style:style style:name="P24" style:family="paragraph">
      <loext:graphic-properties draw:fill="none" draw:fill-color="#ffffff"/>
      <style:paragraph-properties fo:text-align="center"/>
      <style:text-properties style:font-name="Lucida MAC" fo:font-size="7pt" style:font-size-asian="7pt" style:font-size-complex="7pt"/>
    </style:style>
    <style:style style:name="P25" style:family="paragraph">
      <loext:graphic-properties draw:fill="none" draw:fill-color="#ffffff"/>
      <style:paragraph-properties fo:text-align="center"/>
      <style:text-properties style:font-name="Lucida MAC" fo:font-size="7.5pt" style:font-size-asian="7.5pt" style:font-size-complex="7.5pt"/>
    </style:style>
    <style:style style:name="T1" style:family="text">
      <style:text-properties fo:color="#333333" style:font-name="Kreon" fo:font-size="13pt" fo:language="fr" fo:country="FR" style:font-size-asian="13pt" style:font-size-complex="13pt"/>
    </style:style>
    <style:style style:name="T2" style:family="text">
      <style:text-properties fo:color="#333333" style:font-name="Kreon" fo:font-size="13pt" fo:language="fr" fo:country="FR" fo:font-weight="bold" style:font-size-asian="13pt" style:font-weight-asian="bold" style:font-size-complex="13pt" style:font-weight-complex="bold"/>
    </style:style>
    <style:style style:name="T3" style:family="text">
      <style:text-properties officeooo:rsid="00176ad2"/>
    </style:style>
    <style:style style:name="T4" style:family="text">
      <style:text-properties officeooo:rsid="001a8a13"/>
    </style:style>
    <style:style style:name="T5" style:family="text">
      <style:text-properties fo:color="#333333" style:font-name="Kreon1" fo:font-size="11pt" style:font-size-asian="10.5pt" style:font-name-complex="Kreon1" style:font-size-complex="10.5pt"/>
    </style:style>
    <style:style style:name="T6" style:family="text">
      <style:text-properties fo:font-variant="normal" fo:text-transform="none" fo:color="#333333"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color="#202122" style:font-name="Kreon1" fo:font-size="11pt" style:font-size-asian="10.5pt" style:font-name-complex="Kreon1" style:font-size-complex="10.5pt"/>
    </style:style>
    <style:style style:name="T8" style:family="text">
      <style:text-properties fo:font-variant="normal" fo:text-transform="none" fo:color="#202122"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Lucida MAC" fo:font-size="7pt" fo:language="fr" fo:country="FR" style:font-size-asian="7pt" style:font-name-complex="Kreon1" style:font-size-complex="7pt"/>
    </style:style>
    <style:style style:name="T10" style:family="text">
      <style:text-properties style:font-name="Lucida MAC" fo:font-size="7.5pt" style:font-size-asian="7.5pt" style:font-name-complex="Kreon1" style:font-size-complex="7.5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3"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édagogie de Montessori</text:p>
      <text:p text:style-name="P1"/>
      <text:p text:style-name="P3"/>
      <text:p text:style-name="P3"><text:span text:style-name="T3">2.1 </text:span>Qu’est-ce que la pédagogie Montessori ?</text:p>
      <text:p text:style-name="P5"/>
      <text:p text:style-name="P9"><text:span text:style-name="Police_20_par_20_défaut"><text:span text:style-name="T1">La pédagogie Montessori est basée sur les observations et les découvertes de </text:span></text:span><text:span text:style-name="Police_20_par_20_défaut"><text:span text:style-name="T2">Maria Montessori</text:span></text:span><text:span text:style-name="Police_20_par_20_défaut"><text:span text:style-name="T1">,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2">d’observations d’enfants de milieux culturels variés</text:span></text:span><text:span text:style-name="Police_20_par_20_défaut"><text:span text:style-name="T1">, qui ont permis à Maria Montessori de conclure que tous les enfants sont pourvus de capacités universelles leur permettant d’acquérir des connaissances. Aujourd’hui, la pédagogie Montessori est utilisée dans le monde entier.</text:span></text:span></text:p>
      <text:p text:style-name="P6"/>
      <text:p text:style-name="P2"><text:span text:style-name="T3">2.2 </text:span>D'où vient la méthode Maria Montessori ?</text:p>
      <text:p text:style-name="P6"/>
      <text:p text:style-name="P9"><draw:frame draw:style-name="fr2" draw:name="Image1" text:anchor-type="paragraph" svg:y="0.0098in" svg:width="2.7291in" style:rel-width="scale" svg:height="3.7535in" style:rel-height="scale" draw:z-index="0"><draw:image xlink:href="Pictures/100000000000012D00000190BC86F94500E1E1BC.jpg" xlink:type="simple" xlink:show="embed" xlink:actuate="onLoad" loext:mime-type="image/jpeg"/></draw:frame><draw:frame text:anchor-type="paragraph" draw:z-index="2" draw:name="Shape1" draw:style-name="gr3" draw:text-style-name="P25" svg:width="1.813in" svg:height="0.1697in" svg:x="5.0299in" svg:y="3.7626in"><draw:text-box><text:p text:style-name="P23"><text:span text:style-name="T10">Figure 1 : Maria Montessori</text:span></text:p></draw:text-box></draw:frame><text:span text:style-name="Police_20_par_20_défaut"><text:span text:style-name="T1">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7"/>
      <text:p text:style-name="P9"><text:span text:style-name="Police_20_par_20_défaut"><text:span text:style-name="T1">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1">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2">Jean Itard</text:span></text:span><text:span text:style-name="Police_20_par_20_défaut"><text:span text:style-name="T1"> et </text:span></text:span><text:span text:style-name="Police_20_par_20_défaut"><text:span text:style-name="T2">Edouard Séguin</text:span></text:span><text:span text:style-name="Police_20_par_20_défaut"><text:span text:style-name="T1">,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2">Guido Bacelli</text:span></text:span><text:span text:style-name="Police_20_par_20_défaut"><text:span text:style-name="T1">,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8"/>
      <text:p text:style-name="P9"><text:span text:style-name="Police_20_par_20_défaut"><text:span text:style-name="T1">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2">Anthropologie pédagogique</text:span></text:span><text:span text:style-name="Police_20_par_20_défaut"><text:span text:style-name="T1">.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7"/>
      <text:p text:style-name="P9"><draw:frame draw:style-name="fr1" draw:name="Image2" text:anchor-type="paragraph" svg:y="0.0402in" svg:width="3.7382in" style:rel-width="scale" svg:height="2.861in" style:rel-height="scale" draw:z-index="1"><draw:image xlink:href="Pictures/1000000000000232000001B86079F4CCBAF901E0.jpg" xlink:type="simple" xlink:show="embed" xlink:actuate="onLoad" loext:mime-type="image/jpeg"/></draw:frame><draw:frame text:anchor-type="paragraph" draw:z-index="3" draw:name="Shape1" draw:style-name="gr3" draw:text-style-name="P24" svg:width="1.813in" svg:height="0.1697in" svg:x="4.5193in" svg:y="2.9008in"><draw:text-box><text:p text:style-name="P23"><text:span text:style-name="T9">Figure 2 : première école Montessori</text:span></text:p></draw:text-box></draw:frame><text:span text:style-name="Police_20_par_20_défaut"><text:span text:style-name="T1">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2">Maison des enfants</text:span></text:span><text:span text:style-name="Police_20_par_20_défaut"><text:span text:style-name="T1">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7"/>
      <text:p text:style-name="P7"/>
      <text:p text:style-name="P7"><text:soft-page-break/></text:p>
      <text:p text:style-name="P4"><text:span text:style-name="T4">2.3 </text:span>En quoi consiste la pédagogie Montessori ?</text:p>
      <text:p text:style-name="P4"/>
      <text:p text:style-name="P9"><text:span text:style-name="Police_20_par_20_défaut"><text:span text:style-name="T1">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7"/>
      <text:p text:style-name="P8">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8"/>
      <text:p text:style-name="P8">Dans une classe Montessori on approche cet objectif de deux façons :</text:p>
      <text:p text:style-name="P8">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8">Le matériel Montessori a ce double objectif à long terme en plus du but immédiat de donner des informations spécifiques à l’enfant.</text:p>
      <text:p text:style-name="P7"/>
      <text:p text:style-name="P3"><text:span text:style-name="T4">2.4 </text:span>Comment l’enfant apprend ?</text:p>
      <text:p text:style-name="P7"/>
      <text:p text:style-name="P8">L’utilisation du matériel est basée sur l’aptitude unique du jeune enfant à apprendre.</text:p>
      <text:p text:style-name="P8">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8"/>
      <text:p text:style-name="P8">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7"/>
      <text:p text:style-name="P8">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7"/>
      <text:p text:style-name="P9"><text:span text:style-name="Police_20_par_20_défaut"><text:span text:style-name="T1">Dans son livre "l’esprit absorbant" Maria Montessori écrit, "</text:span></text:span><text:span text:style-name="Police_20_par_20_défaut"><text:span text:style-name="T2">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1">".</text:span></text:span></text:p>
      <text:p text:style-name="P8"/>
      <text:p text:style-name="P8">Une autre observation d<text:span text:style-name="T3">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7"/>
      <text:p text:style-name="P3"><text:span text:style-name="T4">2.5 </text:span>A quel âge ?</text:p>
      <text:p text:style-name="P7"/>
      <text:p text:style-name="P8">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8"/>
      <text:p text:style-name="P8"><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8"/>
      <text:p text:style-name="P9"><text:span text:style-name="Police_20_par_20_défaut"><text:span text:style-name="T1">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7"/>
      <text:p text:style-name="P11"><text:span text:style-name="Police_20_par_20_défaut"><text:span text:style-name="T2">Périodes sensibles * :</text:span></text:span><text:span text:style-name="Police_20_par_20_défaut"><text:span text:style-name="T1"> <text:s/>De la naissance à 6 ans environ, l’enfant traverse 6 périodes sensibles :</text:span></text:span></text:p>
      <text:list xml:id="list819217894" text:style-name="L1">
        <text:list-item>
          <text:p text:style-name="P14">La période sensible du langage (plus ou moins entre 2 mois et 6 ans)</text:p>
        </text:list-item>
        <text:list-item>
          <text:p text:style-name="P14">La période sensible de la coordination des mouvements (plus ou moins entre 18 mois et 4 ans)</text:p>
        </text:list-item>
        <text:list-item>
          <text:p text:style-name="P14">La période sensible de l’ordre (plus ou moins de la naissance à 6 ans)</text:p>
        </text:list-item>
        <text:list-item>
          <text:p text:style-name="P14">La période sensible du raffinement des sens (plus ou moins entre de 18 mois et 5 ans)</text:p>
        </text:list-item>
        <text:list-item>
          <text:p text:style-name="P14">La période sensible du comportement social (plus ou moins entre 2,5 ans et 6 ans)</text:p>
        </text:list-item>
        <text:list-item>
          <text:p text:style-name="P14">La période sensible des petits objets (très courte période au cours de la 2e année)</text:p>
        </text:list-item>
      </text:list>
      <text:p text:style-name="P7"/>
      <text:p text:style-name="P3"><text:span text:style-name="T4">2.6 </text:span>Le matériel Montessori : l’apprentissage par l’expérience</text:p>
      <text:p text:style-name="P7"/>
      <text:p text:style-name="P8">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8"/>
      <text:p text:style-name="P8">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0"/>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Kreon1" svg:font-family="Kreon"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_20_left">
      <style:paragraph-properties fo:text-align="center" style:justify-single-word="false"/>
      <style:text-properties fo:color="#333333" style:font-name="Kreon1" officeooo:rsid="00298f1a" officeooo:paragraph-rsid="00298f1a"/>
    </style:style>
    <style:style style:name="MP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333333" fo:hyphenate="false"/>
    </style:style>
    <style:style style:name="MP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333333" style:font-name="Kreon1" fo:font-size="11pt" style:font-size-asian="11pt" style:font-name-complex="Kreon1" style:font-size-complex="11pt" fo:hyphenate="false"/>
    </style:style>
    <style:style style:name="MP4" style:family="paragraph">
      <style:paragraph-properties fo:text-align="center"/>
      <style:text-properties fo:color="#333333"/>
    </style:style>
    <style:style style:name="MP5" style:family="paragraph">
      <loext:graphic-properties draw:fill="none" draw:fill-color="#ffffff"/>
      <style:paragraph-properties fo:text-align="center"/>
      <style:text-properties fo:color="#333333" style:font-name="Kreon1" fo:font-size="12pt" style:font-name-complex="Kreon1"/>
    </style:style>
    <style:style style:name="MP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fo:hyphenate="false"/>
    </style:style>
    <style:style style:name="MP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1" fo:font-size="11pt" style:font-size-asian="11pt" style:font-name-complex="Kreon1" style:font-size-complex="11pt" fo:hyphenate="false"/>
    </style:style>
    <style:style style:name="MP8" style:family="paragraph">
      <style:paragraph-properties fo:text-align="center"/>
      <style:text-properties fo:color="#202122"/>
    </style:style>
    <style:style style:name="MP9" style:family="paragraph">
      <loext:graphic-properties draw:fill="none" draw:fill-color="#ffffff"/>
      <style:paragraph-properties fo:text-align="center"/>
      <style:text-properties fo:color="#202122" style:font-name="Kreon1" fo:font-size="12pt" style:font-name-complex="Kreon1"/>
    </style:style>
    <style:style style:name="MT1" style:family="text">
      <style:text-properties fo:font-variant="normal" fo:text-transform="none" fo:color="#333333"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2" style:family="text">
      <style:text-properties fo:color="#333333" style:font-name="Kreon1" fo:font-size="11pt" style:font-size-asian="10.5pt" style:font-name-complex="Kreon1" style:font-size-complex="10.5pt"/>
    </style:style>
    <style:style style:name="MT3" style:family="text">
      <style:text-properties fo:font-variant="normal" fo:text-transform="none" fo:color="#202122"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color="#202122" style:font-name="Kreon1" fo:font-size="11pt" style:font-size-asian="10.5pt" style:font-name-complex="Kreon1" style:font-size-complex="10.5pt"/>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page-layout style:name="Mpm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MP1"><draw:frame text:anchor-type="paragraph" draw:z-index="9" draw:name="Shape1" draw:style-name="Mgr1" draw:text-style-name="MP3" svg:width="1.8531in" svg:height="0.1933in" svg:x="0in" svg:y="0.0244in"><draw:text-box><text:p text:style-name="MP2"><text:span text:style-name="MT1">Pédagogie de Montessori</text:span></text:p></draw:text-box></draw:frame><draw:frame text:anchor-type="paragraph" draw:z-index="13" draw:name="Shape1" draw:style-name="Mgr2" draw:text-style-name="MP5" svg:width="1.2669in" svg:height="0.1933in" svg:x="6.022in" svg:y="0.0236in"><draw:text-box><text:p text:style-name="MP4"><text:span text:style-name="MT2">Chapitre 2</text:span></text:p></draw:text-box></draw:frame><text:page-number text:select-page="current">9</text:page-number></text:p>
      </style:footer>
    </style:master-page>
    <style:master-page style:name="MP0" style:page-layout-name="Mpm2"/>
    <style:master-page style:name="First_20_Page" style:display-name="First Page" style:page-layout-name="Mpm1" style:next-style-name="Standard">
      <style:footer>
        <text:p text:style-name="MP1"><draw:frame text:anchor-type="paragraph" draw:z-index="4" draw:name="Shape1" draw:style-name="Mgr1" draw:text-style-name="MP7" svg:width="1.8531in" svg:height="0.1933in" svg:x="0in" svg:y="0.0244in"><draw:text-box><text:p text:style-name="MP6"><text:span text:style-name="MT3">Pédagogie de Montessori</text:span></text:p></draw:text-box></draw:frame><draw:frame text:anchor-type="paragraph" draw:z-index="5" draw:name="Shape1" draw:style-name="Mgr2" draw:text-style-name="MP9" svg:width="1.2669in" svg:height="0.1933in" svg:x="6.022in" svg:y="0.0236in"><draw:text-box><text:p text:style-name="MP8"><text:span text:style-name="MT4">Chapitre 2</text:span></text:p></draw:text-box></draw:frame><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meta:creation-date>2020-05-17T00:38:00Z</meta:creation-date>
    <dc:date>2020-05-18T22:16:37.756167182</dc:date>
    <meta:editing-cycles>30</meta:editing-cycles>
    <meta:editing-duration>PT2H13M23S</meta:editing-duration>
    <meta:document-statistic meta:table-count="0" meta:image-count="2" meta:object-count="0" meta:page-count="5" meta:paragraph-count="37" meta:word-count="2083" meta:character-count="13187" meta:non-whitespace-character-count="11145"/>
    <meta:template xlink:type="simple" xlink:actuate="onRequest" xlink:title="" xlink:href="Normal.dotm"/>
  </office:meta>
</office:document-meta>
</file>